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a495" officeooo:paragraph-rsid="0015a495" style:font-weight-asian="bold" style:font-weight-complex="bold"/>
    </style:style>
    <style:style style:name="P2" style:family="paragraph" style:parent-style-name="Standard">
      <style:text-properties fo:font-size="15pt" fo:font-weight="bold" officeooo:rsid="0015a495" officeooo:paragraph-rsid="0015a495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fo:font-weight="bold" officeooo:rsid="0015a495" officeooo:paragraph-rsid="0015a495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5a495" officeooo:paragraph-rsid="0015a49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8edc" officeooo:paragraph-rsid="00178ed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:</text:p>
      <text:p text:style-name="P2"/>
      <text:list xml:id="list848426967" text:style-name="L1">
        <text:list-item>
          <text:p text:style-name="P3">Draw Dependency Diagram:</text:p>
          <text:list>
            <text:list-item>
              <text:p text:style-name="P4">Convert blocks to classes</text:p>
            </text:list-item>
            <text:list-item>
              <text:p text:style-name="P4">Convert passing data types to structures</text:p>
            </text:list-item>
            <text:list-item>
              <text:p text:style-name="P4">Fill classes by functions on arrows</text:p>
            </text:list-item>
            <text:list-item>
              <text:p text:style-name="P4">Extract superclasses for classes and structures, where applicable</text:p>
            </text:list-item>
            <text:list-item>
              <text:p text:style-name="P4">Draw lines of dependencies and inheritance</text:p>
            </text:list-item>
            <text:list-item>
              <text:p text:style-name="P4">Separate wrappers from blocks, where needed</text:p>
            </text:list-item>
            <text:list-item>
              <text:p text:style-name="P4">Invert dependencies</text:p>
            </text:list-item>
            <text:list-item>
              <text:p text:style-name="P4">Split GUI classes to MVC combinations, invent methods and dependencies</text:p>
            </text:list-item>
            <text:list-item>
              <text:p text:style-name="P5">Unify to workspace</text:p>
            </text:list-item>
            <text:list-item>
              <text:p text:style-name="P4">Order by layers</text:p>
            </text:list-item>
            <text:list-item>
              <text:p text:style-name="P4">Check dependencies’ direction</text:p>
            </text:list-item>
            <text:list-item>
              <text:p text:style-name="P4">Beautify</text:p>
            </text:list-item>
          </text:list>
        </text:list-item>
      </text:list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2:32:19.678629393</meta:creation-date>
    <dc:date>2024-10-31T14:39:21.336974131</dc:date>
    <meta:editing-duration>PT53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75" meta:character-count="468" meta:non-whitespace-character-count="419"/>
  </office:meta>
</office:document-meta>
</file>